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X509TrustManager.checkServerTrusted( X509Certificate [ ] certificates , String auth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ustomX509TrustManager.CustomX509TrustManager( final X509TrustManager defaultTrust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stomX509TrustManager.getAcceptedIssu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X509TrustManager.checkClientTrusted( X509Certificate [ ] certificates , String auth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